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2">
          <table:table-cell office:value-type="string">
            <text:p>complex. rítmica</text:p>
          </table:table-cell>
          <table:table-cell table:number-columns-repeated="46"/>
        </table:table-row>
        <table:table-row table:style-name="ro2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2">
          <table:table-cell office:value-type="string">
            <text:p>amplitude interv.</text:p>
          </table:table-cell>
          <table:table-cell table:number-columns-repeated="46"/>
        </table:table-row>
        <table:table-row table:style-name="ro2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2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2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2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</table:table>
      <table:table table:name="Planilha2_2" table:style-name="ta1" table:print="false">
        <office:forms form:automatic-focus="false" form:apply-design-mode="false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24/07/2007</text:date>, <text:time>23:5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24T20:50:01</meta:creation-date>
    <dc:date>2007-07-24T23:58:15</dc:date>
    <dc:language>pt-BR</dc:language>
    <meta:editing-cycles>88</meta:editing-cycles>
    <meta:editing-duration>PT3H8M16S</meta:editing-duration>
    <meta:user-defined meta:name="Info 1"/>
    <meta:user-defined meta:name="Info 2"/>
    <meta:user-defined meta:name="Info 3"/>
    <meta:user-defined meta:name="Info 4"/>
    <meta:document-statistic meta:table-count="4" meta:cell-count="164"/>
  </office:meta>
</office:document-meta>
</file>